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adornments="10 Italic" style:font-pitch="fixed"/>
    <style:font-face style:name="Cousine" svg:font-family="Cousine" style:font-adornments="Regular" style:font-family-generic="modern" style:font-pitch="fixed"/>
    <style:font-face style:name="Lobster Two" svg:font-family="'Lobster Tw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79cm" fo:min-width="0.1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32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0.389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0.516cm"/>
    </style:style>
    <style:style style:name="gr5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.1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3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2.385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0.1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16" style:family="graphic" style:parent-style-name="standard">
      <style:graphic-properties draw:marker-start="Square_20_45" draw:marker-start-width="0.203cm" draw:marker-end="Arrow_20_concave" draw:marker-end-width="0.203cm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1.284cm"/>
    </style:style>
    <style:style style:name="gr18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557cm" fo:min-width="0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676cm" fo:min-width="0cm" fo:padding-top="0.137cm" fo:padding-bottom="0.137cm" fo:padding-left="0.262cm" fo:padding-right="0.262cm"/>
    </style:style>
    <style:style style:name="gr20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3.627cm" fo:min-width="0cm" fo:padding-top="0.137cm" fo:padding-bottom="0.137cm" fo:padding-left="0.262cm" fo:padding-right="0.262cm"/>
    </style:style>
    <style:style style:name="gr21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0.56cm" fo:min-width="0cm" fo:padding-top="0.137cm" fo:padding-bottom="0.137cm" fo:padding-left="0.262cm" fo:padding-right="0.2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5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1.189cm" fo:min-width="2.422cm"/>
    </style:style>
    <style:style style:name="gr24" style:family="graphic" style:parent-style-name="standard">
      <style:graphic-properties draw:textarea-horizontal-align="justify" draw:textarea-vertical-align="middle" draw:auto-grow-height="false" fo:min-height="1.811cm" fo:min-width="1.5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8" style:family="graphic" style:parent-style-name="objectwithoutfill">
      <style:graphic-properties svg:stroke-width="0.025cm" svg:stroke-color="#000000" draw:marker-start="" draw:marker-start-width="0.164cm" draw:marker-end="" draw:marker-end-width="0.164cm" draw:fill="none" draw:textarea-vertical-align="middle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433cm" fo:min-width="0cm"/>
    </style:style>
    <style:style style:name="gr30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433cm" fo:min-width="0cm"/>
    </style:style>
    <style:style style:name="gr31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65cm" fo:min-width="0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4.156cm" fo:min-width="3.398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668cm" fo:min-width="2.704cm"/>
    </style:style>
    <style:style style:name="gr34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539cm" fo:min-width="0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323cm" fo:min-width="2.74cm"/>
    </style:style>
    <style:style style:name="gr3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031cm" fo:min-width="0cm"/>
    </style:style>
    <style:style style:name="gr37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56cm" fo:min-width="2.609cm" draw:shadow-opacity="100%"/>
    </style:style>
    <style:style style:name="gr3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556cm" fo:min-width="2.059cm" draw:shadow-opacity="100%"/>
    </style:style>
    <style:style style:name="gr3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56cm" fo:min-width="0cm" draw:shadow-opacity="100%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0.887cm" fo:min-width="2.295cm"/>
    </style:style>
    <style:style style:name="gr42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1.011cm" fo:min-width="2.92cm" draw:shadow-opacity="100%"/>
    </style:style>
    <style:style style:name="gr43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668cm" fo:min-width="2.958cm" draw:shadow-opacity="100%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1.147cm" fo:min-width="3.437cm"/>
    </style:style>
    <style:style style:name="gr45" style:family="graphic" style:parent-style-name="standard">
      <style:graphic-properties draw:marker-start="" draw:marker-start-width="0.203cm" draw:marker-end="Arrow_20_concave" draw:marker-end-width="0.203cm" draw:textarea-vertical-align="middle"/>
    </style:style>
    <style:style style:name="gr4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297cm" fo:min-width="0cm"/>
    </style:style>
    <style:style style:name="gr47" style:family="graphic" style:parent-style-name="standard">
      <style:graphic-properties draw:stroke="dash" draw:stroke-dash="Fine_20_Dashed" draw:fill="solid" draw:fill-color="#ffffff" draw:opacity="100%" draw:textarea-horizontal-align="justify" draw:textarea-vertical-align="middle" draw:auto-grow-height="false" fo:min-height="1.011cm" fo:min-width="2.92cm" draw:shadow-opacity="100%"/>
    </style:style>
    <style:style style:name="gr4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48cm" fo:min-width="11.653cm"/>
    </style:style>
    <style:style style:name="gr4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825cm" fo:min-width="11.544cm"/>
    </style:style>
    <style:style style:name="gr50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33cm" fo:min-width="0cm"/>
    </style:style>
    <style:style style:name="gr51" style:family="graphic" style:parent-style-name="objectwithoutfill">
      <style:graphic-properties draw:stroke="dash" draw:stroke-dash="Fine_20_Dashed" svg:stroke-color="#000000" draw:marker-start="" draw:marker-end="" draw:fill="none" draw:textarea-vertical-align="middle"/>
    </style:style>
    <style:style style:name="gr52" style:family="graphic" style:parent-style-name="objectwithoutfill">
      <style:graphic-properties svg:stroke-color="#000000" draw:marker-start="" draw:marker-end="Arrow_20_concave" draw:marker-end-width="0.203cm" draw:fill="none" draw:textarea-vertical-align="middle"/>
    </style:style>
    <style:style style:name="co1" style:family="table-column">
      <style:table-column-properties style:column-width="3.371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ro1" style:family="table-row">
      <style:table-row-properties style:row-height="2.183cm"/>
    </style:style>
    <style:style style:name="ro2" style:family="table-row">
      <style:table-row-properties style:row-height="2.063cm"/>
    </style:style>
    <style:style style:name="ro3" style:family="table-row">
      <style:table-row-properties style:row-height="2.068cm"/>
    </style:style>
    <style:style style:name="ce1" style:family="table-cell">
      <loext:graphic-properties draw:fill="solid" draw:fill-color="#ffffff"/>
      <style:paragraph-properties fo:border-left="none" fo:border-right="0.03pt solid #000000" fo:border-top="none" fo:border-bottom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0.03pt solid #000000"/>
      <style:text-properties fo:font-size="11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none" fo:border-bottom="0.03pt solid #000000"/>
      <style:text-properties fo:font-size="11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1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none"/>
      <style:text-properties fo:font-size="11pt" style:font-size-asian="18pt" style:font-size-complex="18pt"/>
    </style:style>
    <style:style style:name="ce8" style:family="table-cell">
      <loext:graphic-properties draw:fill="solid" draw:fill-color="#cccccc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none"/>
      <style:text-properties fo:font-size="12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style:font-name="LM Mono 10" fo:font-size="13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  <style:text-properties style:font-name="Lobster Two" fo:font-size="14pt" fo:font-style="italic" style:font-size-asian="18pt" style:font-style-asian="italic" style:font-size-complex="18pt" style:font-style-complex="italic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style:font-name="LM Mono 10" fo:font-size="13pt" fo:font-style="italic" style:font-size-asian="18pt" style:font-size-complex="18pt"/>
    </style:style>
    <style:style style:name="P7" style:family="paragraph">
      <loext:graphic-properties draw:fill="none" draw:fill-color="#ffffff"/>
      <style:text-properties style:font-name="LM Mono 10" fo:font-size="13pt" fo:font-style="italic" style:font-size-asian="18pt" style:font-size-complex="18pt"/>
    </style:style>
    <style:style style:name="P8" style:family="paragraph">
      <loext:graphic-properties draw:fill="none" draw:fill-color="#ffffff"/>
      <style:text-properties style:font-name="Cousine" fo:font-size="13pt" style:font-size-asian="18pt" style:font-size-complex="18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1pt" fo:font-style="italic" style:font-style-asian="italic" style:font-style-complex="italic"/>
    </style:style>
    <style:style style:name="P12" style:family="paragraph">
      <loext:graphic-properties draw:fill="none" draw:fill-color="#dddddd"/>
      <style:text-properties fo:font-size="11pt" fo:font-style="italic" style:font-style-asian="italic" style:font-style-complex="italic"/>
    </style:style>
    <style:style style:name="P13" style:family="paragraph">
      <loext:graphic-properties draw:fill="solid" draw:fill-color="#dddddd"/>
      <style:text-properties fo:font-size="11pt" fo:font-style="italic" style:font-style-asian="italic" style:font-style-complex="italic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ffff" draw:opacity="100%"/>
      <style:text-properties fo:font-size="14pt" fo:font-weight="bold" style:font-weight-asian="bold" style:font-weight-complex="bold"/>
    </style:style>
    <style:style style:name="P16" style:family="paragraph">
      <loext:graphic-properties draw:fill="solid" draw:fill-color="#dddddd" draw:opacity="100%"/>
      <style:paragraph-properties fo:text-align="center"/>
    </style:style>
    <style:style style:name="P17" style:family="paragraph">
      <loext:graphic-properties draw:fill="solid" draw:fill-color="#dddddd"/>
      <style:text-properties fo:font-size="11pt" fo:font-style="italic" fo:background-color="#dddddd" style:font-style-asian="italic" style:font-style-complex="italic"/>
    </style:style>
    <style:style style:name="P18" style:family="paragraph">
      <loext:graphic-properties draw:fill="solid" draw:fill-color="#ffffff" draw:opacity="100%"/>
      <style:paragraph-properties fo:text-align="center"/>
    </style:style>
    <style:style style:name="P19" style:family="paragraph">
      <loext:graphic-properties draw:fill="solid" draw:fill-color="#dddddd"/>
      <style:text-properties fo:font-size="11pt" fo:font-style="italic" fo:background-color="#ffffff" style:font-style-asian="italic" style:font-style-complex="italic"/>
    </style:style>
    <style:style style:name="T1" style:family="text">
      <style:text-properties style:font-name="LM Mono 10" fo:font-size="13pt" fo:font-style="italic" style:font-size-asian="18pt" style:font-style-asian="italic" style:font-size-complex="18pt" style:font-style-complex="italic"/>
    </style:style>
    <style:style style:name="T2" style:family="text">
      <style:text-properties style:text-position="sub 58%" style:font-name="LM Mono 10" fo:font-size="13pt" fo:font-style="italic" style:font-size-asian="18pt" style:font-style-asian="italic" style:font-size-complex="18pt" style:font-style-complex="italic"/>
    </style:style>
    <style:style style:name="T3" style:family="text">
      <style:text-properties style:font-name="LM Mono 10" fo:font-size="13pt" fo:font-style="italic" style:font-size-asian="18pt" style:font-size-complex="18pt"/>
    </style:style>
    <style:style style:name="T4" style:family="text">
      <style:text-properties style:font-name="Cousine" fo:font-size="13pt" style:font-size-asian="18pt" style:font-size-complex="18pt"/>
    </style:style>
    <style:style style:name="T5" style:family="text">
      <style:text-properties style:font-name="Cousine" fo:font-size="13pt" fo:font-weight="bold" style:font-size-asian="18pt" style:font-weight-asian="bold" style:font-size-complex="18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1pt" fo:font-style="italic" style:font-style-asian="italic" style:font-style-complex="italic"/>
    </style:style>
    <style:style style:name="T8" style:family="text">
      <style:text-properties fo:font-size="11pt" fo:font-style="italic" style:font-size-asian="18pt" style:font-style-asian="italic" style:font-size-complex="18pt" style:font-style-complex="italic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2pt" fo:font-weight="bold" style:font-size-asian="18pt" style:font-weight-asian="bold" style:font-size-complex="18pt" style:font-weight-complex="bold"/>
    </style:style>
    <style:style style:name="T11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ize="14pt" fo:font-weight="bold" style:font-weight-asian="bold" style:font-weight-complex="bold"/>
    </style:style>
    <style:style style:name="T13" style:family="text">
      <style:text-properties fo:font-size="11pt" fo:font-style="italic" fo:background-color="#dddddd" style:font-style-asian="italic" style:font-style-complex="italic"/>
    </style:style>
    <style:style style:name="T14" style:family="text">
      <style:text-properties fo:font-size="11pt" fo:font-style="italic" fo:background-color="#ffffff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89cm" svg:height="0.889cm" svg:x="8.001cm" svg:y="1.65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398cm" svg:y="1.6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001cm" svg:y="1.658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53cm" svg:y="1.6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0.683cm" svg:x="11.89cm" svg:y="1.689cm">
          <draw:text-box>
            <text:p>...</text:p>
          </draw:text-box>
        </draw:frame>
        <draw:custom-shape draw:style-name="gr3" draw:text-style-name="P3" draw:layer="layout" svg:width="0.889cm" svg:height="0.889cm" svg:x="8.001cm" svg:y="3.182cm">
          <text:p text:style-name="P1"><text:span text:style-name="T1">x</text:span><text:span text:style-name="T2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398cm" svg:y="3.182cm">
          <text:p text:style-name="P1"><text:span text:style-name="T1">x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53cm" svg:y="3.182cm">
          <text:p text:style-name="P1"><text:span text:style-name="T1">x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832cm" svg:height="0.683cm" svg:x="11.89cm" svg:y="3.213cm">
          <draw:text-box>
            <text:p>...</text:p>
          </draw:text-box>
        </draw:frame>
        <draw:custom-shape draw:style-name="gr4" draw:text-style-name="P3" draw:layer="layout" svg:width="2.032cm" svg:height="2.286cm" svg:x="3.286cm" svg:y="7.09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032cm" svg:height="2.286cm" svg:x="5.699cm" svg:y="7.096cm">
          <text:p text:style-name="P1"><text:span text:style-name="T1">e</text:span><text:span text:style-name="T2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89cm" svg:height="0.889cm" svg:x="5.064cm" svg:y="4.93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5.191cm" svg:y1="5.699cm" svg:x2="4.302cm" svg:y2="7.096cm">
          <text:p/>
        </draw:line>
        <draw:line draw:style-name="gr5" draw:text-style-name="P5" draw:layer="layout" svg:x1="5.826cm" svg:y1="5.699cm" svg:x2="6.715cm" svg:y2="7.096cm">
          <text:p/>
        </draw:line>
        <draw:custom-shape draw:style-name="gr4" draw:text-style-name="P4" draw:layer="layout" svg:width="2.032cm" svg:height="2.286cm" svg:x="8.112cm" svg:y="7.09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032cm" svg:height="2.286cm" svg:x="10.525cm" svg:y="7.096cm">
          <text:p text:style-name="P1"><text:span text:style-name="T1">e</text:span><text:span text:style-name="T2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89cm" svg:height="0.889cm" svg:x="9.89cm" svg:y="4.937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0.017cm" svg:y1="5.699cm" svg:x2="9.128cm" svg:y2="7.096cm">
          <text:p/>
        </draw:line>
        <draw:line draw:style-name="gr5" draw:text-style-name="P5" draw:layer="layout" svg:x1="10.652cm" svg:y1="5.699cm" svg:x2="11.541cm" svg:y2="7.096cm">
          <text:p/>
        </draw:line>
        <draw:custom-shape draw:style-name="gr4" draw:text-style-name="P4" draw:layer="layout" svg:width="2.032cm" svg:height="2.286cm" svg:x="12.938cm" svg:y="7.09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2.032cm" svg:height="2.286cm" svg:x="15.351cm" svg:y="7.096cm">
          <text:p text:style-name="P1"><text:span text:style-name="T1">e</text:span><text:span text:style-name="T2">2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89cm" svg:height="0.889cm" svg:x="14.716cm" svg:y="4.937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4.843cm" svg:y1="5.699cm" svg:x2="13.954cm" svg:y2="7.096cm">
          <text:p/>
        </draw:line>
        <draw:line draw:style-name="gr5" draw:text-style-name="P5" draw:layer="layout" svg:x1="15.478cm" svg:y1="5.699cm" svg:x2="16.367cm" svg:y2="7.096cm">
          <text:p/>
        </draw:line>
        <draw:custom-shape draw:style-name="gr1" draw:text-style-name="P1" draw:layer="layout" svg:width="0.889cm" svg:height="0.889cm" svg:x="4.893cm" svg:y="11.668cm">
          <text:p text:style-name="P1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3.794cm" svg:y="13.319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5.953cm" svg:y="13.319cm">
          <text:p text:style-name="P1"><text:span text:style-name="T3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2.734cm" svg:y="14.97cm">
          <text:p text:style-name="P1"><text:span text:style-name="T3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draw:layer="layout" svg:width="0.889cm" svg:height="0.889cm" svg:x="4.92cm" svg:y="14.97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3.921cm" svg:y1="14.081cm" svg:x2="3.159cm" svg:y2="14.97cm">
          <text:p/>
        </draw:line>
        <draw:line draw:style-name="gr5" draw:text-style-name="P5" draw:layer="layout" svg:x1="4.556cm" svg:y1="14.081cm" svg:x2="5.318cm" svg:y2="14.97cm">
          <text:p/>
        </draw:line>
        <draw:line draw:style-name="gr5" draw:text-style-name="P5" draw:layer="layout" svg:x1="5.064cm" svg:y1="12.43cm" svg:x2="4.302cm" svg:y2="13.319cm">
          <text:p/>
        </draw:line>
        <draw:line draw:style-name="gr5" draw:text-style-name="P5" draw:layer="layout" svg:x1="5.699cm" svg:y1="12.43cm" svg:x2="6.334cm" svg:y2="13.319cm">
          <text:p/>
        </draw:line>
        <draw:frame draw:style-name="gr6" draw:text-style-name="P7" draw:layer="layout" svg:width="2.191cm" svg:height="0.861cm" svg:x="8.112cm" svg:y="13.573cm">
          <draw:text-box>
            <text:p><text:span text:style-name="T3">(x+2)*y</text:span></text:p>
          </draw:text-box>
        </draw:frame>
        <draw:frame draw:style-name="gr7" draw:text-style-name="P7" draw:layer="layout" svg:width="2.674cm" svg:height="0.861cm" svg:x="10.652cm" svg:y="13.573cm">
          <draw:text-box>
            <text:p><text:span text:style-name="T3">x 2 + y *</text:span></text:p>
          </draw:text-box>
        </draw:frame>
        <draw:frame draw:style-name="gr8" draw:text-style-name="P2" draw:layer="layout" svg:width="0.849cm" svg:height="0.683cm" svg:x="5.064cm" svg:y="16.748cm">
          <draw:text-box>
            <text:p>a)</text:p>
          </draw:text-box>
        </draw:frame>
        <draw:frame draw:style-name="gr8" draw:text-style-name="P2" draw:layer="layout" svg:width="0.849cm" svg:height="0.683cm" svg:x="8.747cm" svg:y="16.7cm">
          <draw:text-box>
            <text:p>b)</text:p>
          </draw:text-box>
        </draw:frame>
        <draw:frame draw:style-name="gr9" draw:text-style-name="P2" draw:layer="layout" svg:width="0.828cm" svg:height="0.683cm" svg:x="11.581cm" svg:y="16.7cm">
          <draw:text-box>
            <text:p>c)</text:p>
          </draw:text-box>
        </draw:frame>
        <draw:frame draw:style-name="gr2" draw:text-style-name="P2" draw:layer="layout" svg:width="0.832cm" svg:height="0.683cm" svg:x="17.694cm" svg:y="6.588cm">
          <draw:text-box>
            <text:p>...</text:p>
          </draw:text-box>
        </draw:frame>
      </draw:page>
      <draw:page draw:name="page2" draw:style-name="dp1" draw:master-page-name="Default">
        <draw:frame draw:style-name="gr10" draw:text-style-name="P8" draw:layer="layout" svg:width="12.885cm" svg:height="0.767cm" svg:x="4.683cm" svg:y="10.017cm">
          <draw:text-box>
            <text:p><text:span text:style-name="T4"><text:s text:c="4"/></text:span><text:span text:style-name="T5">if</text:span><text:span text:style-name="T4"> (n &gt; 100) n = 10; </text:span><text:span text:style-name="T5">else</text:span><text:span text:style-name="T4"> f (f (n + 11));</text:span></text:p>
          </draw:text-box>
        </draw:frame>
        <draw:custom-shape draw:style-name="gr11" draw:text-style-name="P1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016cm" svg:x="7.096cm" svg:y="9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5cm" svg:height="1.016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1.016cm" svg:x="8.112cm" svg:y="9.89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.95cm" svg:height="0.683cm" svg:x="4.937cm" svg:y="6.334cm">
          <draw:text-box>
            <text:p><text:span text:style-name="T6">keyword</text:span></text:p>
          </draw:text-box>
        </draw:frame>
        <draw:frame draw:style-name="gr14" draw:text-style-name="P9" draw:layer="layout" svg:width="2.032cm" svg:height="0.683cm" svg:x="5.953cm" svg:y="7.175cm">
          <draw:text-box>
            <text:p><text:span text:style-name="T6">delimiter</text:span></text:p>
          </draw:text-box>
        </draw:frame>
        <draw:frame draw:style-name="gr14" draw:text-style-name="P9" draw:layer="layout" svg:width="2.032cm" svg:height="0.683cm" svg:x="6.207cm" svg:y="11.795cm">
          <draw:text-box>
            <text:p><text:span text:style-name="T6">identifier</text:span></text:p>
          </draw:text-box>
        </draw:frame>
        <draw:frame draw:style-name="gr15" draw:text-style-name="P9" draw:layer="layout" svg:width="2.032cm" svg:height="1.115cm" svg:x="6.842cm" svg:y="7.858cm">
          <draw:text-box>
            <text:p><text:span text:style-name="T6">binary operator</text:span></text:p>
          </draw:text-box>
        </draw:frame>
        <draw:frame draw:style-name="gr15" draw:text-style-name="P9" draw:layer="layout" svg:width="2.032cm" svg:height="1.115cm" svg:x="7.985cm" svg:y="11.795cm">
          <draw:text-box>
            <text:p><text:span text:style-name="T6">decimal literal</text:span></text:p>
          </draw:text-box>
        </draw:frame>
        <draw:line draw:style-name="gr16" draw:layer="layout" svg:x1="5.826cm" svg:y1="6.969cm" svg:x2="6.334cm" svg:y2="9.89cm">
          <text:p/>
        </draw:line>
        <draw:line draw:style-name="gr16" draw:layer="layout" svg:x1="6.715cm" svg:y1="7.731cm" svg:x2="6.969cm" svg:y2="9.89cm">
          <text:p/>
        </draw:line>
        <draw:line draw:style-name="gr16" draw:layer="layout" svg:x1="7.807cm" svg:y1="8.874cm" svg:x2="7.807cm" svg:y2="9.89cm">
          <text:p/>
        </draw:line>
        <draw:line draw:style-name="gr16" draw:layer="layout" svg:x1="7.147cm" svg:y1="11.922cm" svg:x2="7.274cm" svg:y2="10.906cm">
          <text:p/>
        </draw:line>
        <draw:line draw:style-name="gr16" draw:layer="layout" svg:x1="8.874cm" svg:y1="11.922cm" svg:x2="8.62cm" svg:y2="10.906cm">
          <text:p/>
        </draw:line>
      </draw:page>
      <draw:page draw:name="page3" draw:style-name="dp1" draw:master-page-name="Default">
        <draw:frame draw:style-name="gr17" draw:text-style-name="P8" draw:layer="layout" svg:width="11.784cm" svg:height="0.767cm" svg:x="5.514cm" svg:y="10.647cm">
          <draw:text-box>
            <text:p><text:span text:style-name="T5">if</text:span><text:span text:style-name="T4"> (n &gt; 100) n = 10; </text:span><text:span text:style-name="T5">else</text:span><text:span text:style-name="T4"> f (f (n + 11));</text:span></text:p>
          </draw:text-box>
        </draw:frame>
        <draw:custom-shape draw:style-name="gr18" draw:text-style-name="P10" draw:layer="layout" svg:width="0.635cm" svg:height="1.905cm" draw:transform="rotate (-1.5707963267949) translate (8.775cm 9.9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10" draw:layer="layout" svg:width="0.635cm" svg:height="2.032cm" draw:transform="rotate (-1.5707963267949) translate (11.287cm 10.0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10" draw:layer="layout" svg:width="0.635cm" svg:height="4.089cm" draw:transform="rotate (-1.5707963267949) translate (17.002cm 9.9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9" draw:layer="layout" svg:width="2.413cm" svg:height="0.683cm" svg:x="6.715cm" svg:y="9.207cm">
          <draw:text-box>
            <text:p><text:span text:style-name="T6">expression</text:span></text:p>
          </draw:text-box>
        </draw:frame>
        <draw:frame draw:style-name="gr14" draw:text-style-name="P9" draw:layer="layout" svg:width="2.413cm" svg:height="0.683cm" svg:x="9.255cm" svg:y="9.207cm">
          <draw:text-box>
            <text:p><text:span text:style-name="T6">statement</text:span></text:p>
          </draw:text-box>
        </draw:frame>
        <draw:frame draw:style-name="gr14" draw:text-style-name="P9" draw:layer="layout" svg:width="2.413cm" svg:height="0.683cm" svg:x="13.827cm" svg:y="9.207cm">
          <draw:text-box>
            <text:p><text:span text:style-name="T6">statement</text:span></text:p>
          </draw:text-box>
        </draw:frame>
        <draw:custom-shape draw:style-name="gr21" draw:text-style-name="P10" draw:layer="layout" svg:width="0.635cm" svg:height="11.43cm" draw:transform="rotate (-1.5707963267949) translate (17.129cm 8.4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9" draw:layer="layout" svg:width="2.413cm" svg:height="0.683cm" svg:x="10.271cm" svg:y="7.683cm">
          <draw:text-box>
            <text:p><text:span text:style-name="T6">statement</text:span></text:p>
          </draw:text-box>
        </draw:frame>
      </draw:page>
      <draw:page draw:name="page4" draw:style-name="dp1" draw:master-page-name="Default">
        <draw:frame draw:style-name="gr10" draw:text-style-name="P8" draw:layer="layout" svg:width="12.885cm" svg:height="0.767cm" svg:x="4.382cm" svg:y="9.818cm">
          <draw:text-box>
            <text:p><text:span text:style-name="T4"><text:s text:c="4"/></text:span><text:span text:style-name="T5">if</text:span><text:span text:style-name="T4"> (n &gt; 100) n = 10; </text:span><text:span text:style-name="T5">else</text:span><text:span text:style-name="T4"> f (f (n + 11));</text:span></text:p>
          </draw:text-box>
        </draw:frame>
        <draw:custom-shape draw:style-name="gr11" draw:text-style-name="P1" draw:layer="layout" svg:width="1.016cm" svg:height="1.016cm" svg:x="5.525cm" svg:y="9.6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1.016cm" svg:x="6.541cm" svg:y="9.69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381cm" svg:height="1.016cm" svg:x="6.795cm" svg:y="9.69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635cm" svg:height="1.016cm" svg:x="7.176cm" svg:y="9.69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016cm" svg:height="1.016cm" svg:x="7.811cm" svg:y="9.691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95cm" svg:height="0.683cm" svg:x="4.636cm" svg:y="6.135cm">
          <draw:text-box>
            <text:p><text:span text:style-name="T7">keyword</text:span></text:p>
          </draw:text-box>
        </draw:frame>
        <draw:frame draw:style-name="gr14" draw:text-style-name="P11" draw:layer="layout" svg:width="2.032cm" svg:height="0.683cm" svg:x="5.652cm" svg:y="6.976cm">
          <draw:text-box>
            <text:p><text:span text:style-name="T7">delimiter</text:span></text:p>
          </draw:text-box>
        </draw:frame>
        <draw:frame draw:style-name="gr14" draw:text-style-name="P11" draw:layer="layout" svg:width="2.032cm" svg:height="0.683cm" svg:x="5.906cm" svg:y="11.596cm">
          <draw:text-box>
            <text:p><text:span text:style-name="T7">identifier</text:span></text:p>
          </draw:text-box>
        </draw:frame>
        <draw:frame draw:style-name="gr15" draw:text-style-name="P11" draw:layer="layout" svg:width="2.032cm" svg:height="1.115cm" svg:x="6.541cm" svg:y="7.659cm">
          <draw:text-box>
            <text:p><text:span text:style-name="T7">binary operator</text:span></text:p>
          </draw:text-box>
        </draw:frame>
        <draw:frame draw:style-name="gr22" draw:text-style-name="P11" draw:layer="layout" svg:width="1.985cm" svg:height="1.215cm" svg:x="7.731cm" svg:y="11.596cm">
          <draw:text-box>
            <text:p><text:span text:style-name="T7">decimal literal</text:span></text:p>
          </draw:text-box>
        </draw:frame>
        <draw:line draw:style-name="gr16" draw:layer="layout" svg:x1="5.525cm" svg:y1="6.77cm" svg:x2="6.033cm" svg:y2="9.691cm">
          <text:p/>
        </draw:line>
        <draw:line draw:style-name="gr16" draw:layer="layout" svg:x1="6.414cm" svg:y1="7.532cm" svg:x2="6.668cm" svg:y2="9.691cm">
          <text:p/>
        </draw:line>
        <draw:line draw:style-name="gr16" draw:layer="layout" svg:x1="7.506cm" svg:y1="8.675cm" svg:x2="7.506cm" svg:y2="9.691cm">
          <text:p/>
        </draw:line>
        <draw:line draw:style-name="gr16" draw:layer="layout" svg:x1="5.699cm" svg:y1="19.542cm" svg:x2="5.699cm" svg:y2="17.891cm">
          <text:p/>
        </draw:line>
        <draw:line draw:style-name="gr16" draw:layer="layout" svg:x1="8.573cm" svg:y1="11.723cm" svg:x2="8.319cm" svg:y2="10.707cm">
          <text:p/>
        </draw:line>
        <draw:custom-shape draw:style-name="gr23" draw:text-style-name="P1" draw:layer="layout" svg:width="2.921cm" svg:height="2.413cm" svg:x="4.429cm" svg:y="15.47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11" draw:layer="layout" svg:width="1.985cm" svg:height="1.215cm" svg:x="4.937cm" svg:y="16.113cm">
          <draw:text-box>
            <text:p><text:span text:style-name="T7">source</text:span></text:p>
            <text:p><text:span text:style-name="T7">program</text:span></text:p>
          </draw:text-box>
        </draw:frame>
        <draw:custom-shape draw:style-name="gr23" draw:text-style-name="P1" draw:layer="layout" svg:width="2.921cm" svg:height="2.413cm" svg:x="14.081cm" svg:y="15.49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11" draw:layer="layout" svg:width="1.985cm" svg:height="1.215cm" svg:x="14.208cm" svg:y="16.24cm">
          <draw:text-box>
            <text:p><text:span text:style-name="T7">target</text:span></text:p>
            <text:p><text:span text:style-name="T7">program</text:span></text:p>
          </draw:text-box>
        </draw:frame>
        <draw:custom-shape draw:style-name="gr24" draw:text-style-name="P1" draw:layer="layout" svg:width="2.921cm" svg:height="2.921cm" svg:x="9.255cm" svg:y="15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25" draw:text-style-name="P11" draw:layer="layout" svg:width="1.985cm" svg:height="0.707cm" svg:x="9.683cm" svg:y="16.367cm">
          <draw:text-box>
            <text:p><text:span text:style-name="T7">compiler</text:span></text:p>
          </draw:text-box>
        </draw:frame>
        <draw:custom-shape draw:style-name="gr26" draw:text-style-name="P1" draw:layer="layout" svg:width="1.651cm" svg:height="0.381cm" svg:x="7.477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1.651cm" svg:height="0.381cm" svg:x="12.303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1" draw:layer="layout" svg:width="3.556cm" svg:height="0.762cm" svg:x="4.175cm" svg:y="19.542cm">
          <draw:text-box>
            <text:p><text:span text:style-name="T7">source language</text:span></text:p>
          </draw:text-box>
        </draw:frame>
        <draw:frame draw:style-name="gr27" draw:text-style-name="P11" draw:layer="layout" svg:width="3.556cm" svg:height="0.762cm" svg:x="14.081cm" svg:y="19.415cm">
          <draw:text-box>
            <text:p><text:span text:style-name="T7">target language</text:span></text:p>
          </draw:text-box>
        </draw:frame>
        <draw:frame draw:style-name="gr15" draw:text-style-name="P11" draw:layer="layout" svg:width="3.556cm" svg:height="1.115cm" svg:x="9.128cm" svg:y="19.415cm">
          <draw:text-box>
            <text:p><text:span text:style-name="T7">implementation language</text:span></text:p>
          </draw:text-box>
        </draw:frame>
        <draw:line draw:style-name="gr16" draw:layer="layout" svg:x1="15.351cm" svg:y1="19.542cm" svg:x2="15.351cm" svg:y2="17.891cm">
          <text:p/>
        </draw:line>
        <draw:line draw:style-name="gr16" draw:layer="layout" svg:x1="10.779cm" svg:y1="19.542cm" svg:x2="10.779cm" svg:y2="18.272cm">
          <text:p/>
        </draw:line>
      </draw:page>
      <draw:page draw:name="page5" draw:style-name="dp1" draw:master-page-name="Default">
        <draw:frame draw:style-name="standard" draw:layer="layout" svg:width="11.343cm" svg:height="6.313cm" svg:x="4.603cm" svg:y="6.2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"><text:span text:style-name="T8">high</text:span></text:p>
              </table:table-cell>
              <table:table-cell table:style-name="ce3">
                <text:p text:style-name="P1"><text:span text:style-name="T8">low</text:span></text:p>
              </table:table-cell>
            </table:table-row>
            <table:table-row table:style-name="ro2">
              <table:table-cell table:style-name="ce4">
                <text:p text:style-name="P1"><text:span text:style-name="T8">high</text:span></text:p>
              </table:table-cell>
              <table:table-cell table:style-name="ce5">
                <text:p text:style-name="P1"><text:span text:style-name="T9">convertor/transpiler</text:span></text:p>
              </table:table-cell>
              <table:table-cell table:style-name="ce6">
                <text:p text:style-name="P1"><text:span text:style-name="T9">decompiler</text:span></text:p>
              </table:table-cell>
            </table:table-row>
            <table:table-row table:style-name="ro3">
              <table:table-cell table:style-name="ce7">
                <text:p text:style-name="P1"><text:span text:style-name="T8">low</text:span></text:p>
              </table:table-cell>
              <table:table-cell table:style-name="ce8">
                <text:p text:style-name="P1"><text:span text:style-name="T10">compiler</text:span></text:p>
              </table:table-cell>
              <table:table-cell table:style-name="ce9">
                <text:p text:style-name="P1"><text:span text:style-name="T9">binary</text:span></text:p>
                <text:p text:style-name="P1"><text:span text:style-name="T9">translator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8" draw:text-style-name="P5" draw:layer="layout" svg:x1="4.81cm" svg:y1="6.334cm" svg:x2="7.985cm" svg:y2="8.366cm">
          <text:p/>
        </draw:line>
        <draw:frame draw:style-name="gr29" draw:text-style-name="P12" draw:layer="layout" svg:width="1.95cm" svg:height="0.683cm" svg:x="5.908cm" svg:y="6.334cm">
          <draw:text-box>
            <text:p><text:span text:style-name="T7">source</text:span></text:p>
          </draw:text-box>
        </draw:frame>
        <draw:frame draw:style-name="gr30" draw:text-style-name="P13" draw:layer="layout" svg:width="1.95cm" svg:height="0.683cm" svg:x="4.711cm" svg:y="7.578cm">
          <draw:text-box>
            <text:p><text:span text:style-name="T7">target</text:span></text:p>
          </draw:text-box>
        </draw:frame>
      </draw:page>
      <draw:page draw:name="page6" draw:style-name="dp1" draw:master-page-name="Default">
        <draw:frame draw:style-name="gr31" draw:text-style-name="P13" draw:layer="layout" svg:width="3.302cm" svg:height="1.115cm" svg:x="3.579cm" svg:y="12.596cm">
          <draw:text-box>
            <text:p><text:span text:style-name="T7">syntax analysis</text:span></text:p>
          </draw:text-box>
        </draw:frame>
        <draw:custom-shape draw:style-name="gr32" draw:text-style-name="P14" draw:layer="layout" svg:width="4.318cm" svg:height="4.826cm" svg:x="3.032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3.302cm" svg:height="1.016cm" svg:x="3.5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3" draw:layer="layout" svg:width="3.302cm" svg:height="1.115cm" svg:x="3.794cm" svg:y="13.954cm">
          <draw:text-box>
            <text:p><text:span text:style-name="T7">type checking</text:span></text:p>
          </draw:text-box>
        </draw:frame>
        <draw:custom-shape draw:style-name="gr33" draw:text-style-name="P14" draw:layer="layout" svg:width="3.302cm" svg:height="1.016cm" svg:x="3.478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0.927cm" svg:height="0.789cm" svg:x="4.794cm" svg:y="15.07cm">
          <draw:text-box>
            <text:p><text:span text:style-name="T7">...</text:span></text:p>
          </draw:text-box>
        </draw:frame>
        <draw:custom-shape draw:style-name="gr35" draw:text-style-name="P14" draw:layer="layout" svg:width="3.302cm" svg:height="0.635cm" svg:x="3.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3" draw:layer="layout" svg:width="3.302cm" svg:height="1.281cm" svg:x="9.128cm" svg:y="12.43cm">
          <draw:text-box>
            <text:p><text:span text:style-name="T7">jump </text:span></text:p>
            <text:p><text:span text:style-name="T7">optimizations</text:span></text:p>
          </draw:text-box>
        </draw:frame>
        <draw:custom-shape draw:style-name="gr32" draw:text-style-name="P14" draw:layer="layout" svg:width="4.318cm" svg:height="4.826cm" svg:x="8.366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3.302cm" svg:height="1.016cm" svg:x="8.87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3" draw:layer="layout" svg:width="3.302cm" svg:height="1.115cm" svg:x="9.255cm" svg:y="13.827cm">
          <draw:text-box>
            <text:p><text:span text:style-name="T7">dead code</text:span></text:p>
            <text:p><text:span text:style-name="T7">elimination</text:span></text:p>
          </draw:text-box>
        </draw:frame>
        <draw:custom-shape draw:style-name="gr33" draw:text-style-name="P14" draw:layer="layout" svg:width="3.302cm" svg:height="1.016cm" svg:x="8.812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0.927cm" svg:height="0.789cm" svg:x="10.128cm" svg:y="15.07cm">
          <draw:text-box>
            <text:p><text:span text:style-name="T7">...</text:span></text:p>
          </draw:text-box>
        </draw:frame>
        <draw:custom-shape draw:style-name="gr35" draw:text-style-name="P14" draw:layer="layout" svg:width="3.302cm" svg:height="0.635cm" svg:x="8.87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5" draw:layer="layout" svg:width="3.109cm" svg:height="0.806cm" svg:x="8.918cm" svg:y="11.164cm">
          <draw:text-box>
            <text:p><text:span text:style-name="T11">Middle</text:span><text:span text:style-name="T12">-</text:span><text:span text:style-name="T11">end</text:span></text:p>
          </draw:text-box>
        </draw:frame>
        <draw:frame draw:style-name="gr31" draw:text-style-name="P13" draw:layer="layout" svg:width="3.302cm" svg:height="1.115cm" svg:x="14.589cm" svg:y="12.43cm">
          <draw:text-box>
            <text:p><text:span text:style-name="T7">instruction </text:span></text:p>
            <text:p><text:span text:style-name="T7">selection</text:span></text:p>
          </draw:text-box>
        </draw:frame>
        <draw:custom-shape draw:style-name="gr32" draw:text-style-name="P14" draw:layer="layout" svg:width="4.318cm" svg:height="4.826cm" svg:x="13.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3.302cm" svg:height="1.016cm" svg:x="14.208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3" draw:layer="layout" svg:width="3.302cm" svg:height="1.115cm" svg:x="14.611cm" svg:y="13.761cm">
          <draw:text-box>
            <text:p><text:span text:style-name="T7">register</text:span></text:p>
            <text:p><text:span text:style-name="T7"><text:s/></text:span><text:span text:style-name="T7">allocation</text:span></text:p>
          </draw:text-box>
        </draw:frame>
        <draw:custom-shape draw:style-name="gr33" draw:text-style-name="P14" draw:layer="layout" svg:width="3.302cm" svg:height="1.016cm" svg:x="14.146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0.927cm" svg:height="0.789cm" svg:x="15.462cm" svg:y="15.07cm">
          <draw:text-box>
            <text:p><text:span text:style-name="T7">...</text:span></text:p>
          </draw:text-box>
        </draw:frame>
        <draw:custom-shape draw:style-name="gr35" draw:text-style-name="P14" draw:layer="layout" svg:width="3.302cm" svg:height="0.635cm" svg:x="14.208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5" draw:layer="layout" svg:width="2.559cm" svg:height="0.806cm" svg:x="14.589cm" svg:y="11.16cm">
          <draw:text-box>
            <text:p><text:span text:style-name="T11">Backend</text:span></text:p>
          </draw:text-box>
        </draw:frame>
        <draw:frame draw:style-name="gr39" draw:text-style-name="P15" draw:layer="layout" svg:width="2.667cm" svg:height="0.806cm" svg:x="3.921cm" svg:y="11.16cm">
          <draw:text-box>
            <text:p><text:span text:style-name="T11">Frontend</text:span></text:p>
          </draw:text-box>
        </draw:frame>
        <draw:custom-shape draw:style-name="gr40" draw:text-style-name="P14" draw:layer="layout" svg:width="0.508cm" svg:height="0.381cm" svg:x="7.604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14" draw:layer="layout" svg:width="0.508cm" svg:height="0.381cm" svg:x="12.938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41" draw:text-style-name="P14" draw:layer="layout" svg:width="2.794cm" svg:height="1.905cm" svg:x="2.979cm" svg:y="3.413cm">
          <text:p/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42" draw:text-style-name="P16" draw:layer="layout" svg:width="3.556cm" svg:height="1.397cm" svg:x="2.603cm" svg:y="11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6" draw:layer="layout" svg:width="3.556cm" svg:height="1.016cm" svg:x="2.651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3.556cm" svg:height="1.115cm" svg:x="2.734cm" svg:y="6.514cm">
          <draw:text-box>
            <text:p><text:span text:style-name="T13">syntax analyzer</text:span></text:p>
          </draw:text-box>
        </draw:frame>
        <draw:frame draw:style-name="gr31" draw:text-style-name="P13" draw:layer="layout" svg:width="2.794cm" svg:height="1.115cm" svg:x="3.046cm" svg:y="4.054cm">
          <draw:text-box>
            <text:p><text:span text:style-name="T7">source code</text:span></text:p>
          </draw:text-box>
        </draw:frame>
        <draw:frame draw:style-name="gr31" draw:text-style-name="P17" draw:layer="layout" svg:width="3.556cm" svg:height="1.115cm" svg:x="2.809cm" svg:y="11.414cm">
          <draw:text-box>
            <text:p><text:span text:style-name="T13">stack machine</text:span></text:p>
            <text:p><text:span text:style-name="T13">compiler</text:span></text:p>
          </draw:text-box>
        </draw:frame>
        <draw:custom-shape draw:style-name="gr43" draw:text-style-name="P16" draw:layer="layout" svg:width="3.556cm" svg:height="1.016cm" svg:x="2.635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3.556cm" svg:height="1.115cm" svg:x="3.08cm" svg:y="16.496cm">
          <draw:text-box>
            <text:p><text:span text:style-name="T13">x86 compiler</text:span></text:p>
          </draw:text-box>
        </draw:frame>
        <draw:custom-shape draw:style-name="gr41" draw:text-style-name="P14" draw:layer="layout" svg:width="2.794cm" svg:height="1.905cm" svg:x="2.905cm" svg:y="18.39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2.794cm" svg:height="1.115cm" svg:x="3.032cm" svg:y="18.907cm">
          <draw:text-box>
            <text:p><text:span text:style-name="T7">assembler code</text:span></text:p>
          </draw:text-box>
        </draw:frame>
        <draw:custom-shape draw:style-name="gr44" draw:text-style-name="P14" draw:layer="layout" svg:width="3.937cm" svg:height="1.397cm" svg:x="2.397cm" svg:y="8.493cm">
          <text:p/>
          <draw:enhanced-geometry svg:viewBox="0 0 21600 21600" draw:type="rectangle" draw:enhanced-path="M 0 0 L 21600 0 21600 21600 0 21600 0 0 Z N"/>
        </draw:custom-shape>
        <draw:frame draw:style-name="gr31" draw:text-style-name="P13" draw:layer="layout" svg:width="3.556cm" svg:height="1.115cm" svg:x="2.747cm" svg:y="8.621cm">
          <draw:text-box>
            <text:p><text:span text:style-name="T7">abstract syntax</text:span></text:p>
            <text:p><text:span text:style-name="T7">tree</text:span></text:p>
          </draw:text-box>
        </draw:frame>
        <draw:custom-shape draw:style-name="gr44" draw:text-style-name="P14" draw:layer="layout" svg:width="3.937cm" svg:height="1.397cm" svg:x="2.42cm" svg:y="13.801cm">
          <text:p/>
          <draw:enhanced-geometry svg:viewBox="0 0 21600 21600" draw:type="rectangle" draw:enhanced-path="M 0 0 L 21600 0 21600 21600 0 21600 0 0 Z N"/>
        </draw:custom-shape>
        <draw:frame draw:style-name="gr31" draw:text-style-name="P13" draw:layer="layout" svg:width="3.556cm" svg:height="1.115cm" svg:x="2.853cm" svg:y="13.956cm">
          <draw:text-box>
            <text:p><text:span text:style-name="T7">stack machine </text:span></text:p>
            <text:p><text:span text:style-name="T7">code</text:span></text:p>
          </draw:text-box>
        </draw:frame>
        <draw:line draw:style-name="gr45" draw:layer="layout" svg:x1="4.429cm" svg:y1="5.191cm" svg:x2="4.429cm" svg:y2="6.334cm">
          <text:p/>
        </draw:line>
        <draw:line draw:style-name="gr45" draw:layer="layout" svg:x1="4.429cm" svg:y1="7.477cm" svg:x2="4.429cm" svg:y2="8.493cm">
          <text:p/>
        </draw:line>
        <draw:line draw:style-name="gr45" draw:layer="layout" svg:x1="4.429cm" svg:y1="9.89cm" svg:x2="4.429cm" svg:y2="11.287cm">
          <text:p/>
        </draw:line>
        <draw:line draw:style-name="gr45" draw:layer="layout" svg:x1="4.429cm" svg:y1="12.684cm" svg:x2="4.429cm" svg:y2="13.827cm">
          <text:p/>
        </draw:line>
        <draw:line draw:style-name="gr45" draw:layer="layout" svg:x1="4.429cm" svg:y1="15.224cm" svg:x2="4.429cm" svg:y2="16.367cm">
          <text:p/>
        </draw:line>
        <draw:line draw:style-name="gr45" draw:layer="layout" svg:x1="4.429cm" svg:y1="17.383cm" svg:x2="4.429cm" svg:y2="18.526cm">
          <text:p/>
        </draw:line>
        <draw:custom-shape draw:style-name="gr42" draw:text-style-name="P16" draw:layer="layout" svg:width="3.556cm" svg:height="1.397cm" svg:x="10.645cm" svg:y="13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2.711cm" svg:height="1.115cm" svg:x="11.398cm" svg:y="8.83cm">
          <draw:text-box>
            <text:p><text:span text:style-name="T13">interpreter</text:span></text:p>
          </draw:text-box>
        </draw:frame>
        <draw:custom-shape draw:style-name="gr43" draw:text-style-name="P16" draw:layer="layout" svg:width="3.556cm" svg:height="1.016cm" svg:x="10.652cm" svg:y="8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2.711cm" svg:height="1.115cm" svg:x="11.399cm" svg:y="8.727cm">
          <draw:text-box>
            <text:p><text:span text:style-name="T13">interpreter</text:span></text:p>
          </draw:text-box>
        </draw:frame>
        <draw:frame draw:style-name="gr46" draw:text-style-name="P17" draw:layer="layout" svg:width="3.937cm" svg:height="1.547cm" svg:x="11.026cm" svg:y="13.881cm">
          <draw:text-box>
            <text:p><text:span text:style-name="T13">stack machine</text:span></text:p>
            <text:p><text:span text:style-name="T13">interpreter</text:span></text:p>
          </draw:text-box>
        </draw:frame>
        <draw:custom-shape draw:style-name="gr47" draw:text-style-name="P18" draw:layer="layout" svg:width="3.556cm" svg:height="1.397cm" svg:x="10.631cm" svg:y="18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9" draw:layer="layout" svg:width="3.937cm" svg:height="1.547cm" svg:x="11.414cm" svg:y="18.653cm">
          <draw:text-box>
            <text:p><text:span text:style-name="T14">GCC </text:span></text:p>
            <text:p><text:span text:style-name="T14">toolchain</text:span></text:p>
          </draw:text-box>
        </draw:frame>
        <draw:line draw:style-name="gr45" draw:layer="layout" svg:x1="6.334cm" svg:y1="9.128cm" svg:x2="10.652cm" svg:y2="9.128cm">
          <text:p/>
        </draw:line>
        <draw:line draw:style-name="gr45" draw:layer="layout" svg:x1="6.334cm" svg:y1="14.462cm" svg:x2="10.652cm" svg:y2="14.462cm">
          <text:p/>
        </draw:line>
        <draw:line draw:style-name="gr45" draw:layer="layout" svg:x1="5.699cm" svg:y1="19.288cm" svg:x2="10.652cm" svg:y2="19.288cm">
          <text:p/>
        </draw:line>
        <draw:custom-shape draw:style-name="gr48" draw:text-style-name="P14" draw:layer="layout" svg:width="12.573cm" svg:height="4.318cm" svg:x="2.016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4" draw:layer="layout" svg:width="12.7cm" svg:height="6.731cm" svg:x="1.889cm" svg:y="1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5" draw:layer="layout" svg:width="2.667cm" svg:height="0.806cm" svg:x="10.552cm" svg:y="5.62cm">
          <draw:text-box>
            <text:p><text:span text:style-name="T11">Frontend</text:span></text:p>
          </draw:text-box>
        </draw:frame>
        <draw:frame draw:style-name="gr39" draw:text-style-name="P15" draw:layer="layout" svg:width="2.667cm" svg:height="0.806cm" svg:x="10.652cm" svg:y="10.485cm">
          <draw:text-box>
            <text:p><text:span text:style-name="T11">Backend</text:span></text:p>
          </draw:text-box>
        </draw:frame>
      </draw:page>
      <draw:page draw:name="page8" draw:style-name="dp1" draw:master-page-name="Default">
        <draw:custom-shape draw:style-name="gr43" draw:text-style-name="P16" draw:layer="layout" svg:width="3.556cm" svg:height="1.016cm" svg:x="2.136cm" svg:y="5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17" draw:layer="layout" svg:width="2.37cm" svg:height="1.115cm" svg:x="2.811cm" svg:y="5.37cm">
          <draw:text-box>
            <text:p><text:span text:style-name="T13">assembler</text:span></text:p>
          </draw:text-box>
        </draw:frame>
        <draw:custom-shape draw:style-name="gr43" draw:text-style-name="P16" draw:layer="layout" svg:width="3.556cm" svg:height="1.016cm" svg:x="11.16cm" svg:y="17.6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7" draw:layer="layout" svg:width="2.37cm" svg:height="1.083cm" svg:x="12.176cm" svg:y="17.848cm">
          <draw:text-box>
            <text:p><text:span text:style-name="T13">linker</text:span></text:p>
          </draw:text-box>
        </draw:frame>
        <draw:custom-shape draw:style-name="gr43" draw:text-style-name="P16" draw:layer="layout" svg:width="3.556cm" svg:height="1.016cm" svg:x="4.531cm" svg:y="11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7" draw:layer="layout" svg:width="2.37cm" svg:height="1.083cm" svg:x="5.402cm" svg:y="11.347cm">
          <draw:text-box>
            <text:p><text:span text:style-name="T13">archiver</text:span></text:p>
          </draw:text-box>
        </draw:frame>
        <draw:custom-shape draw:style-name="gr41" draw:text-style-name="P14" draw:layer="layout" svg:width="2.794cm" svg:height="1.905cm" svg:x="2.366cm" svg:y="1.76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2.794cm" svg:height="1.115cm" svg:x="2.644cm" svg:y="2.198cm">
          <draw:text-box>
            <text:p><text:span text:style-name="T7">assembler code</text:span></text:p>
          </draw:text-box>
        </draw:frame>
        <draw:custom-shape draw:style-name="gr41" draw:text-style-name="P14" draw:layer="layout" svg:width="2.794cm" svg:height="1.905cm" svg:x="2.524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3.159cm" svg:y="8.164cm">
          <draw:text-box>
            <text:p><text:span text:style-name="T7">object </text:span></text:p>
            <text:p><text:span text:style-name="T7">file</text:span></text:p>
          </draw:text-box>
        </draw:frame>
        <draw:custom-shape draw:style-name="gr41" draw:text-style-name="P14" draw:layer="layout" svg:width="2.794cm" svg:height="1.905cm" svg:x="7.223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7.858cm" svg:y="8.164cm">
          <draw:text-box>
            <text:p><text:span text:style-name="T7">object </text:span></text:p>
            <text:p><text:span text:style-name="T7">file</text:span></text:p>
          </draw:text-box>
        </draw:frame>
        <draw:custom-shape draw:style-name="gr41" draw:text-style-name="P14" draw:layer="layout" svg:width="2.794cm" svg:height="1.905cm" svg:x="4.919cm" svg:y="13.7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5.681cm" svg:y="14.26cm">
          <draw:text-box>
            <text:p><text:span text:style-name="T7">library</text:span></text:p>
          </draw:text-box>
        </draw:frame>
        <draw:custom-shape draw:style-name="gr41" draw:text-style-name="P14" draw:layer="layout" svg:width="2.794cm" svg:height="1.905cm" svg:x="10.906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11.541cm" svg:y="8.164cm">
          <draw:text-box>
            <text:p><text:span text:style-name="T7">object </text:span></text:p>
            <text:p><text:span text:style-name="T7">file</text:span></text:p>
          </draw:text-box>
        </draw:frame>
        <draw:custom-shape draw:style-name="gr41" draw:text-style-name="P14" draw:layer="layout" svg:width="2.794cm" svg:height="1.905cm" svg:x="15.605cm" svg:y="7.755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16.24cm" svg:y="8.164cm">
          <draw:text-box>
            <text:p><text:span text:style-name="T7">object </text:span></text:p>
            <text:p><text:span text:style-name="T7">file</text:span></text:p>
          </draw:text-box>
        </draw:frame>
        <draw:custom-shape draw:style-name="gr41" draw:text-style-name="P14" draw:layer="layout" svg:width="2.794cm" svg:height="1.905cm" svg:x="4.92cm" svg:y="13.724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5.682cm" svg:y="14.26cm">
          <draw:text-box>
            <text:p><text:span text:style-name="T7">library</text:span></text:p>
          </draw:text-box>
        </draw:frame>
        <draw:custom-shape draw:style-name="gr41" draw:text-style-name="P14" draw:layer="layout" svg:width="2.794cm" svg:height="1.905cm" svg:x="9.261cm" svg:y="13.597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10.023cm" svg:y="14.133cm">
          <draw:text-box>
            <text:p><text:span text:style-name="T7">library</text:span></text:p>
          </draw:text-box>
        </draw:frame>
        <draw:custom-shape draw:style-name="gr41" draw:text-style-name="P14" draw:layer="layout" svg:width="2.794cm" svg:height="1.905cm" svg:x="9.262cm" svg:y="13.597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1.778cm" svg:height="1.115cm" svg:x="10.024cm" svg:y="14.133cm">
          <draw:text-box>
            <text:p><text:span text:style-name="T7">library</text:span></text:p>
          </draw:text-box>
        </draw:frame>
        <draw:line draw:style-name="gr51" draw:text-style-name="P5" draw:layer="layout" svg:x1="7.985cm" svg:y1="14.613cm" svg:x2="9.001cm" svg:y2="14.613cm">
          <text:p/>
        </draw:line>
        <draw:line draw:style-name="gr51" draw:text-style-name="P5" draw:layer="layout" svg:x1="5.699cm" svg:y1="8.644cm" svg:x2="6.715cm" svg:y2="8.644cm">
          <text:p/>
        </draw:line>
        <draw:line draw:style-name="gr51" draw:text-style-name="P5" draw:layer="layout" svg:x1="14.208cm" svg:y1="8.644cm" svg:x2="15.224cm" svg:y2="8.644cm">
          <text:p/>
        </draw:line>
        <draw:line draw:style-name="gr52" draw:text-style-name="P5" draw:layer="layout" svg:x1="3.794cm" svg:y1="3.564cm" svg:x2="3.794cm" svg:y2="5.215cm">
          <text:p/>
        </draw:line>
        <draw:line draw:style-name="gr52" draw:text-style-name="P5" draw:layer="layout" svg:x1="3.794cm" svg:y1="6.358cm" svg:x2="3.794cm" svg:y2="8.009cm">
          <text:p/>
        </draw:line>
        <draw:line draw:style-name="gr52" draw:text-style-name="P5" draw:layer="layout" svg:x1="4.048cm" svg:y1="9.66cm" svg:x2="6.207cm" svg:y2="11.057cm">
          <text:p/>
        </draw:line>
        <draw:line draw:style-name="gr52" draw:text-style-name="P5" draw:layer="layout" svg:x1="8.366cm" svg:y1="9.787cm" svg:x2="6.461cm" svg:y2="11.057cm">
          <text:p/>
        </draw:line>
        <draw:line draw:style-name="gr52" draw:text-style-name="P5" draw:layer="layout" svg:x1="6.334cm" svg:y1="12.2cm" svg:x2="6.334cm" svg:y2="13.851cm">
          <text:p/>
        </draw:line>
        <draw:line draw:style-name="gr52" draw:text-style-name="P5" draw:layer="layout" svg:x1="6.461cm" svg:y1="15.629cm" svg:x2="12.303cm" svg:y2="17.534cm">
          <text:p/>
        </draw:line>
        <draw:line draw:style-name="gr52" draw:text-style-name="P5" draw:layer="layout" svg:x1="10.652cm" svg:y1="15.502cm" svg:x2="12.811cm" svg:y2="17.534cm">
          <text:p/>
        </draw:line>
        <draw:line draw:style-name="gr52" draw:text-style-name="P5" draw:layer="layout" svg:x1="12.303cm" svg:y1="9.66cm" svg:x2="13.065cm" svg:y2="17.534cm">
          <text:p/>
        </draw:line>
        <draw:line draw:style-name="gr52" draw:text-style-name="P5" draw:layer="layout" svg:x1="17.002cm" svg:y1="9.66cm" svg:x2="13.319cm" svg:y2="17.534cm">
          <text:p/>
        </draw:line>
        <draw:custom-shape draw:style-name="gr41" draw:text-style-name="P14" draw:layer="layout" svg:width="2.794cm" svg:height="1.905cm" svg:x="11.668cm" svg:y="20.431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31" draw:text-style-name="P13" draw:layer="layout" svg:width="2.54cm" svg:height="1.115cm" svg:x="11.922cm" svg:y="20.967cm">
          <draw:text-box>
            <text:p><text:span text:style-name="T7">executable</text:span></text:p>
          </draw:text-box>
        </draw:frame>
        <draw:line draw:style-name="gr52" draw:text-style-name="P5" draw:layer="layout" svg:x1="12.938cm" svg:y1="18.78cm" svg:x2="12.938cm" svg:y2="20.4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adornments="10 Italic" style:font-pitch="fixed"/>
    <style:font-face style:name="Cousine" svg:font-family="Cousine" style:font-adornments="Regular" style:font-family-generic="modern" style:font-pitch="fixed"/>
    <style:font-face style:name="Lobster Two" svg:font-family="'Lobster Two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quare_20_45" draw:marker-start-width="0.102cm" draw:marker-start-center="false" draw:marker-end="Arrow_20_concave" draw:marker-end-width="0.10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8T14:42:27.304722837</meta:creation-date>
    <dc:date>2022-10-21T18:17:36.914919800</dc:date>
    <meta:editing-duration>P6DT14H33M7S</meta:editing-duration>
    <meta:editing-cycles>25</meta:editing-cycles>
    <meta:generator>LibreOffice/6.0.7.3$Linux_X86_64 LibreOffice_project/00m0$Build-3</meta:generator>
    <meta:document-statistic meta:object-count="196"/>
  </office:meta>
</office:document-meta>
</file>